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o stretchy="false">∇</mo>
                  <mn>2</mn>
                </msup>
                <mrow>
                  <mstyle mathvariant="bold">
                    <mi>A</mi>
                  </mstyle>
                  <mo stretchy="false">−</mo>
                  <mi>μ</mi>
                </mrow>
                <mi>ε</mi>
                <mrow>
                  <mfrac>
                    <mrow>
                      <msup>
                        <mo stretchy="false">∂</mo>
                        <mn>2</mn>
                      </msup>
                      <mstyle mathvariant="bold">
                        <mi>A</mi>
                      </mstyle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  <mo stretchy="false">−</mo>
                  <mo stretchy="false">∇</mo>
                </mrow>
                <mrow>
                  <mrow>
                    <mo fence="true" stretchy="true">[</mo>
                    <mrow>
                      <mrow>
                        <mrow>
                          <mrow>
                            <mo stretchy="false">∇</mo>
                            <mo stretchy="false">⋅</mo>
                            <mstyle mathvariant="bold">
                              <mi>A</mi>
                            </mstyle>
                          </mrow>
                          <mo stretchy="false">+</mo>
                          <mi>μ</mi>
                        </mrow>
                        <mi>ε</mi>
                        <mfrac>
                          <mrow>
                            <mo stretchy="false">∂</mo>
                            <mi>φ</mi>
                          </mrow>
                          <mrow>
                            <mo stretchy="false">∂</mo>
                            <mi>t</mi>
                          </mrow>
                        </mfrac>
                      </mrow>
                    </mrow>
                    <mo fence="true" stretchy="true">]</mo>
                  </mrow>
                  <mo stretchy="false">=</mo>
                  <mrow>
                    <mo stretchy="false">−</mo>
                    <mi>μ</mi>
                  </mrow>
                </mrow>
                <mstyle mathvariant="bold">
                  <mi>j</mi>
                </mstyle>
              </mrow>
            </mtd>
          </mtr>
          <mtr>
            <mtd>
              <mrow>
                <msup>
                  <mo stretchy="false">∇</mo>
                  <mn>2</mn>
                </msup>
                <mrow>
                  <mi>φ</mi>
                  <mo stretchy="false">−</mo>
                  <mi>μ</mi>
                </mrow>
                <mi>ε</mi>
                <mrow>
                  <mfrac>
                    <mrow>
                      <msup>
                        <mo stretchy="false">∂</mo>
                        <mn>2</mn>
                      </msup>
                      <mi>φ</mi>
                    </mrow>
                    <mrow>
                      <mo stretchy="false">∂</mo>
                      <msup>
                        <mi>t</mi>
                        <mn>2</mn>
                      </msup>
                    </mrow>
                  </mfrac>
                  <mo stretchy="false">+</mo>
                  <mfrac>
                    <mo stretchy="false">∂</mo>
                    <mrow>
                      <mo stretchy="false">∂</mo>
                      <mi>t</mi>
                    </mrow>
                  </mfrac>
                </mrow>
                <mrow>
                  <mrow>
                    <mo fence="true" stretchy="true">[</mo>
                    <mrow>
                      <mrow>
                        <mrow>
                          <mrow>
                            <mo stretchy="false">∇</mo>
                            <mo stretchy="false">⋅</mo>
                            <mstyle mathvariant="bold">
                              <mi>A</mi>
                            </mstyle>
                          </mrow>
                          <mo stretchy="false">+</mo>
                          <mi>μ</mi>
                        </mrow>
                        <mi>ε</mi>
                        <mfrac>
                          <mrow>
                            <mo stretchy="false">∂</mo>
                            <mi>φ</mi>
                          </mrow>
                          <mrow>
                            <mo stretchy="false">∂</mo>
                            <mi>t</mi>
                          </mrow>
                        </mfrac>
                      </mrow>
                    </mrow>
                    <mo fence="true" stretchy="true">]</mo>
                  </mrow>
                  <mo stretchy="false">=</mo>
                  <mrow>
                    <mo stretchy="false">−</mo>
                    <mfrac>
                      <mi>ρ</mi>
                      <mi>ε</mi>
                    </mfrac>
                  </mrow>
                </mrow>
              </mrow>
            </mtd>
          </mtr>
        </mtable>
      </mrow>
    </mrow>
    <annotation encoding="StarMath 5.0">left lbrace { stack {
nabla^2 {bold A} - %mu %varepsilon { {partial^2 {bold A}} over {partial t^2} } - nabla left [ { nabla cdot {bold A} + %mu %varepsilon { {partial %varphi} over {partial t} } } right ] = - %mu {bold j} # nabla^2 %varphi - %mu %varepsilon { {partial^2 %varphi} over {partial t^2} } + { {partial} over {partial t} }  left [ { nabla cdot {bold A} + %mu %varepsilon { {partial %varphi} over {partial t} } } right ] = - { %rho over %varepsilon } } } right none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niel Volinski</meta:initial-creator>
    <meta:creation-date>2023-12-05T16:07:28.410000000</meta:creation-date>
    <dc:date>2023-12-05T16:52:12.643000000</dc:date>
    <dc:creator>Daniel Volinski</dc:creator>
    <meta:editing-duration>PT11M39S</meta:editing-duration>
    <meta:editing-cycles>3</meta:editing-cycles>
    <meta:generator>LibreOffice/6.4.5.2$Windows_X86_64 LibreOffice_project/a726b36747cf2001e06b58ad5db1aa3a9a1872d6</meta:generator>
    <dc:title>Maxwell's Equations in Potential Form</dc:title>
  </office:meta>
</office:document-meta>
</file>